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247cm" fo:margin-left="-0.123cm" style:page-number="auto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7" style:family="paragraph" style:parent-style-name="Standard">
      <style:text-properties fo:font-size="11pt" officeooo:paragraph-rsid="00014f62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20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P25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6" style:family="paragraph" style:parent-style-name="Footer">
      <style:text-properties style:font-name="Zurich XBlk BT" fo:font-size="8pt" style:font-size-asian="8pt" style:font-name-complex="Zurich XBlk BT"/>
    </style:style>
    <style:style style:name="P2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8" style:family="paragraph" style:parent-style-name="Text_20_body_20_indent">
      <style:paragraph-properties fo:margin-left="0cm" fo:margin-right="0cm" fo:text-indent="0cm" style:auto-text-indent="false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32" style:family="paragraph" style:parent-style-name="Normale">
      <style:paragraph-properties fo:text-align="end" style:justify-single-word="false"/>
      <style:text-properties officeooo:paragraph-rsid="00014f62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34" style:family="paragraph" style:parent-style-name="Normale">
      <style:text-properties officeooo:paragraph-rsid="00014f6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14f62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1pt" fo:font-weight="bold" officeooo:rsid="00014f62" style:font-size-asian="11pt" style:font-weight-asian="bold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10" style:family="text">
      <style:text-properties fo:font-size="8pt" fo:font-weight="normal" style:font-size-asian="8pt" style:font-weight-asian="normal" style:font-size-complex="8pt"/>
    </style:style>
    <style:style style:name="T11" style:family="text">
      <style:text-properties style:font-name="Times New Roman" fo:font-size="8pt" style:font-size-asian="8pt" style:font-name-complex="Times New Roman" style:font-size-complex="8pt"/>
    </style:style>
    <style:style style:name="T12" style:family="text">
      <style:text-properties fo:font-size="16pt" fo:font-style="italic" style:font-size-asian="16pt" style:font-style-asian="italic" style:font-size-complex="16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P1"/>
      <text:p text:style-name="P3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4"><text:span text:style-name="Car._20_predefinito_20_paragrafo"><text:span text:style-name="T1">Rifer. a nota n. [numero] del [data_pr</text:span></text:span><text:span text:style-name="Car._20_predefinito_20_paragrafo"><text:span text:style-name="T2">esentazione</text:span></text:span><text:span text:style-name="Car._20_predefinito_20_paragrafo"><text:span text:style-name="T1">]</text:span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4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1">[progettisti.nominativo;block=tbs:row;]</text:p>
            <text:p text:style-name="P31">[progettisti.indirizzo]</text:p>
            <text:p text:style-name="P31"><text:span text:style-name="Car._20_predefinito_20_paragrafo">[progettisti.cap] [progettisti.comune] ([progettisti.prov])</text:span></text:p>
            <text:p text:style-name="P31"><text:span text:style-name="Car._20_predefinito_20_paragrafo"><text:span text:style-name="T4"/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0"><text:span text:style-name="T1">Permesso di costruire richiesto con istanza presentata in data </text:span><text:span text:style-name="T2">[data_presentazione]</text:span><text:span text:style-name="T1"> recepita in atti </text:span><text:span text:style-name="T2">[data_presentazione]</text:span><text:span text:style-name="T1"> al prot. </text:span><text:span text:style-name="T2">[protocollo]</text:span><text:span text:style-name="T1"> del </text:span><text:span text:style-name="T2">[data_protocollo]</text:span><text:span text:style-name="T1"> riguardante </text:span><text:span text:style-name="T2">[oggetto]</text:span><text:span text:style-name="T1"> presso l’immobile sito in Savona, </text:span><text:span text:style-name="T2">[ubicazione]</text:span><text:span text:style-name="T1">.</text:span></text:p>
            <text:p text:style-name="P9">Comunicazione del responsabile del procedimento</text:p>
          </table:table-cell>
        </table:table-row>
      </table:table>
      <text:p text:style-name="P22"/>
      <text:p text:style-name="P23"><text:span text:style-name="T1">In riferimento alla richiesta di cui all’oggetto ed ai sensi dell’art.7 della Legge 7 agosto 1990, n°241, Le comunico che il responsabile del procedimento è il geom. Ivo Maffioli mentre il </text:span><text:span text:style-name="T2">[istruttore_tecnico]</text:span><text:span text:style-name="T1"> è l’istruttore tecnico al quale Lei potrà rivolgersi, nell’orario di ricevimento, per avere informazioni in merito alla richiesta da Lei presentata.</text:span></text:p>
      <text:p text:style-name="P22"/>
      <text:p text:style-name="P22">Distinti saluti.</text:p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2"><text:span text:style-name="T1">Il responsabile del Servizio Edilizia Privata</text:span></text:p>
            <text:p text:style-name="P4">geom. Ivo Maffioli</text:p>
          </table:table-cell>
        </table:table-row>
        <table:table-row table:style-name="Tabella4.1">
          <table:table-cell table:style-name="Tabella4.A1" office:value-type="string">
            <text:p text:style-name="P4">L’istruttore tecnico</text:p>
            <text:p text:style-name="P6">[istruttore_tecnico]</text:p>
          </table:table-cell>
          <table:table-cell table:style-name="Tabella4.A1" office:value-type="string">
            <text:p text:style-name="P5"/>
          </table:table-cell>
        </table:table-row>
      </table:table>
      <text:p text:style-name="Standard"/>
      <text:h text:style-name="P25" text:outline-level="1">Informativa ai sensi dell’articolo 13 del D.Lgs 30 giugno 2003 n.196</text:h>
      <text:p text:style-name="P11"><text:span text:style-name="T6">Il D.Lgs 30 giugno 2003 n.196, </text:span><text:span text:style-name="T8">Codice in materia di protezione dei dati personali</text:span><text:span text:style-name="T6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14"/>
      <text:p text:style-name="P15">Finalità del trattamento.</text:p>
      <text:p text:style-name="Text_20_body"><text:span text:style-name="T11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span></text:p>
      <text:p text:style-name="P15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5"/>
      <text:p text:style-name="P29">Gli stessi dati possono altresì essere comunicati a privati o enti pubblici economici qualora ciò sia previsto da una norma di legge o di regolamento.</text:p>
      <text:p text:style-name="P27"/>
      <text:p text:style-name="P30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7"/>
      <text:p text:style-name="P30">Modalità di trattamento.</text:p>
      <text:p text:style-name="P29">I dati verranno trattati con modalità prevalentemente informatizzate e con logiche pienamente rispondenti alle finalità da perseguire anche mediante:</text:p>
      <text:p text:style-name="P28"><text:span text:style-name="T10">- verifiche dei dati esposti nella domanda e documentazione allegata con altri dati in possesso del Comune di Savona;</text:span></text:p>
      <text:p text:style-name="P28"><text:soft-page-break/><text:span text:style-name="T10">- verifiche dei dati contenuti nella domanda e nella documentazione allegata con i dati in possesso di altri organismi.</text:span></text:p>
      <text:p text:style-name="P27"/>
      <text:p text:style-name="P30">Titolari del trattamento.</text:p>
      <text:p text:style-name="P28"><text:span text:style-name="T10">Il Comune di Savona assume la qualifica </text:span><text:span text:style-name="T9">di titolare del trattamento dei dati personali</text:span><text:span text:style-name="T10">.</text:span></text:p>
      <text:p text:style-name="P28"><text:span text:style-name="T10">Il responsabile del trattamento dei dati personali è il Direttore del Settore Pianificazione Territoriale, Arch. Giovanna Macario</text:span></text:p>
      <text:p text:style-name="P27"/>
      <text:p text:style-name="P30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7"/>
      <text:p text:style-name="P30">Consenso.</text:p>
      <text:p text:style-name="P29">Il Comune di Savona, in quanto soggetto pubblico, non deve acquisire il consenso degli interessati per poter trattare i loro dati personali.</text:p>
      <text:p text:style-name="P2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style:font-name="Arial" fo:font-style="italic" fo:font-weight="bold" style:font-name-asian="Arial" style:font-style-asian="italic" style:font-weight-asian="bold" style:font-name-complex="Arial"/>
    </style:style>
    <style:style style:name="MP4" style:family="paragraph" style:parent-style-name="Footer">
      <style:text-properties style:font-name="Zurich XBlk BT" fo:font-size="8pt" style:font-size-asian="8pt" style:font-name-complex="Zurich XBlk BT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MT1" style:family="text">
      <style:text-properties fo:font-size="16pt" fo:font-style="italic" style:font-size-asian="16pt" style:font-style-asian="italic" style:font-size-complex="16pt"/>
    </style:style>
    <style:style style:name="MT2" style:family="text">
      <style:text-properties fo:font-size="12pt" fo:font-style="italic" style:font-size-asian="12pt" style:font-style-asian="italic" style:font-size-complex="12pt" style:font-style-complex="italic"/>
    </style:style>
    <style:style style:name="M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MT4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<text:span text:style-name="MT1">Settore Pianificazione Territoriale</text:span></text:p><text:p text:style-name="MP2"><text:span text:style-name="MT2">Sportello Unico per l’Edilizia</text:span><text:span text:style-name="MT3"> </text:span></text:p><text:p text:style-name="MP3"><text:s text:c="3"/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4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ettore: </text:p>
            </table:table-cell>
            <table:table-cell table:style-name="Tabella5.B1" office:value-type="string">
              <text:p text:style-name="MP2"><text:span text:style-name="MT4">Pianificazione Territoriale</text:span></text:p>
            </table:table-cell>
            <table:table-cell table:style-name="Tabella5.B1" office:value-type="string">
              <text:p text:style-name="MP5">Dirigente:</text:p>
            </table:table-cell>
            <table:table-cell table:style-name="Tabella5.D1" office:value-type="string">
              <text:p text:style-name="MP5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5">Struttura responsabile:</text:p>
            </table:table-cell>
            <table:table-cell table:style-name="Tabella5.B2" office:value-type="string">
              <text:p text:style-name="MP5">Servizio Edilizia privata</text:p>
            </table:table-cell>
            <table:table-cell table:style-name="Tabella5.B2" office:value-type="string">
              <text:p text:style-name="MP5">Responsabile del <text:s/>procediment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/>- <text:s text:c="2"/>17100 Savona</text:p>
            </table:table-cell>
            <table:table-cell table:style-name="Tabella5.B2" office:value-type="string">
              <text:p text:style-name="MP5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8"/>
            </table:table-cell>
            <table:table-cell table:style-name="Tabella5.B2" office:value-type="string">
              <text:p text:style-name="MP5">tel.019-8310291/294/671/363/364</text:p>
              <text:p text:style-name="MP5">telefax 019-8310356</text:p>
            </table:table-cell>
            <table:table-cell table:style-name="Tabella5.B2" office:value-type="string">
              <text:p text:style-name="MP5">Ufficio per visione atti:</text:p>
              <text:p text:style-name="MP5">Orario:</text:p>
            </table:table-cell>
            <table:table-cell table:style-name="Tabella5.D2" office:value-type="string">
              <text:p text:style-name="MP5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5">Data avvio procedimento:</text:p>
            </table:table-cell>
            <table:table-cell table:style-name="Tabella5.D5" office:value-type="string">
              <text:p text:style-name="MP9">[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4-18T16:17:35.552000000</dc:date>
    <meta:print-date>2000-06-01T14:30:00</meta:print-date>
    <meta:editing-cycles>10</meta:editing-cycles>
    <meta:editing-duration>PT14M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64" meta:word-count="564" meta:character-count="4267" meta:non-whitespace-character-count="3750"/>
  </office:meta>
</office:document-meta>
</file>